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1.0118in"/>
    </style:style>
    <style:style style:name="co6" style:family="table-column">
      <style:table-column-properties fo:break-before="auto" style:column-width="1.061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08in solid #000000"/>
      <style:paragraph-properties fo:text-align="end" fo:margin-left="0in"/>
    </style:style>
    <style:style style:name="ce2" style:family="table-cell" style:parent-style-name="Default">
      <style:table-cell-properties fo:background-color="#00ff00" style:text-align-source="fix" style:repeat-content="false" fo:border="0.0008in solid #008000" style:shadow="non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008in solid #000000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RQRA" table:style-name="ta1" table:print="false">
        <table:table-column table:style-name="co1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style-name="Default"/>
          <table:table-cell table:style-name="ce2" office:value-type="string">
            <text:p>RQ-RA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style-name="Default"/>
          <table:table-cell table:style-name="ce2" office:value-type="string">
            <text:p>RQ-RA</text:p>
          </table:table-cell>
          <table:table-cell/>
          <table:table-cell>
            <draw:frame table:end-cell-address="RQRA.L17" table:end-x="0.3362in" table:end-y="0.1437in" draw:z-index="0" draw:style-name="gr1" svg:width="5.5807in" svg:height="2.7587in" svg:x="0.0894in" svg:y="0.0004in">
              <draw:object draw:notify-on-update-of-ranges="RQRA.C12:RQRA.C17 RQRA.D12:RQRA.D1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18">
            <text:p>18</text:p>
          </table:table-cell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office:value-type="string">
            <text:p>Amministratore</text:p>
          </table:table-cell>
          <table:table-cell table:style-name="ce3"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4">
            <text:p>4</text:p>
          </table:table-cell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7">
            <text:p>7</text:p>
          </table:table-cell>
          <table:table-cell office:value-type="string">
            <text:p>Progettista</text:p>
          </table:table-cell>
          <table:table-cell table:style-name="ce3"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8">
            <text:p>18</text:p>
          </table:table-cell>
          <table:table-cell office:value-type="string">
            <text:p>Programmatore</text:p>
          </table:table-cell>
          <table:table-cell table:style-name="ce3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>
            <text:p>Verificatore</text:p>
          </table:table-cell>
          <table:table-cell table:style-name="ce3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formula="of:=SUM([.D3:.D8])" office:value-type="float" office:value="55">
            <text:p>5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240">
            <text:p>240</text:p>
          </table:table-cell>
          <table:table-cell table:style-name="Default"/>
          <table:table-cell office:value-type="string">
            <text:p>ruoli</text:p>
          </table:table-cell>
          <table:table-cell table:number-columns-repeated="4"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360">
            <text:p>360</text:p>
          </table:table-cell>
          <table:table-cell office:value-type="string">
            <text:p>Responsabile</text:p>
          </table:table-cell>
          <table:table-cell table:formula="of:=[.D3]*30" office:value-type="float" office:value="240">
            <text:p>240</text:p>
          </table:table-cell>
          <table:table-cell table:number-columns-repeated="4"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0">
            <text:p>0</text:p>
          </table:table-cell>
          <table:table-cell office:value-type="string">
            <text:p>Amministratore</text:p>
          </table:table-cell>
          <table:table-cell table:formula="of:=[.D4]*20"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88">
            <text:p>88</text:p>
          </table:table-cell>
          <table:table-cell office:value-type="string">
            <text:p>Analista</text:p>
          </table:table-cell>
          <table:table-cell table:formula="of:=[.D5]*25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Programmatore</text:p>
          </table:table-cell>
          <table:table-cell table:formula="of:=[.B6]*16" office:value-type="float" office:value="112">
            <text:p>112</text:p>
          </table:table-cell>
          <table:table-cell office:value-type="string">
            <text:p>Progettista</text:p>
          </table:table-cell>
          <table:table-cell table:formula="of:=[.D6]*22" office:value-type="float" office:value="176">
            <text:p>176</text:p>
          </table:table-cell>
          <table:table-cell table:number-columns-repeated="4"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288">
            <text:p>288</text:p>
          </table:table-cell>
          <table:table-cell office:value-type="string">
            <text:p>Programmatore</text:p>
          </table:table-cell>
          <table:table-cell table:formula="of:=[.D7]*16" office:value-type="float" office:value="208">
            <text:p>208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>
            <text:p>Verificatore</text:p>
          </table:table-cell>
          <table:table-cell table:formula="of:=[.D8]*16" office:value-type="float" office:value="256">
            <text:p>256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formula="of:=SUM([.D12:.D17])" office:value-type="float" office:value="1080">
            <text:p>1080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>
            <draw:frame table:end-cell-address="RQRA.M34" table:end-x="0.7807in" table:end-y="0.1339in" draw:z-index="1" draw:style-name="gr1" svg:width="4.465in" svg:height="2.7488in" svg:x="0.761in" svg:y="0in">
              <draw:object draw:notify-on-update-of-ranges="RQRA.C3:RQRA.C8 RQRA.D3:RQRA.D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</table:table>
      <table:table table:name="RPP-RQ" table:style-name="ta1" table:print="false">
        <table:table-column table:style-name="co2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RPP-RQ</text:p>
          </table:table-cell>
          <table:table-cell>
            <draw:frame table:end-cell-address="'RPP-RQ'.I16" table:end-x="0.6913in" table:end-y="0.1748in" draw:z-index="1" draw:style-name="gr1" svg:width="5.5413in" svg:height="2.7488in" svg:x="0.4843in" svg:y="0.0409in">
              <draw:object draw:notify-on-update-of-ranges="'RPP-RQ'.A11:'RPP-RQ'.A16 'RPP-RQ'.B11:'RPP-RQ'.B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  <table:table-cell table:number-columns-repeated="7"/>
          <table:table-cell>
            <draw:frame table:end-cell-address="'RPP-RQ'.O18" table:end-x="0.3657in" table:end-y="0.0311in" draw:z-index="0" draw:style-name="gr1" svg:width="4.198in" svg:height="2.7488in" svg:x="0.6126in" svg:y="0.072in">
              <draw:object draw:notify-on-update-of-ranges="'RPP-RQ'.A11:'RPP-RQ'.A16 'RPP-RQ'.B11:'RPP-RQ'.B1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990">
            <text:p>99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740">
            <text:p>7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600">
            <text:p>60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1958">
            <text:p>1958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f:=[.B6]*16" office:value-type="float" office:value="1504">
            <text:p>1504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1680">
            <text:p>1680</text:p>
          </table:table-cell>
          <table:table-cell table:number-columns-repeated="8"/>
        </table:table-row>
      </table:table>
      <table:table table:name="Totale" table:style-name="ta1" table:print="false">
        <table:table-column table:style-name="co3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totale</text:p>
          </table:table-cell>
          <table:table-cell>
            <draw:frame table:end-cell-address="Totale.I17" table:end-x="0.6331in" table:end-y="0.0323in" draw:z-index="1" draw:style-name="gr1" svg:width="5.6512in" svg:height="2.7472in" svg:x="0.3161in" svg:y="0.0744in">
              <draw:object draw:notify-on-update-of-ranges="Totale.A11:Totale.A16 Totale.B11:Totale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Totale.O19" table:end-x="0.2772in" table:end-y="0.1028in" draw:z-index="0" draw:style-name="gr1" svg:width="4.4843in" svg:height="3.1177in" svg:x="0.2382in" svg:y="0.1232in">
              <draw:object draw:notify-on-update-of-ranges="Totale.A11:Totale.A16 Totale.B11:Totale.B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95">
            <text:p>95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48">
            <text:p>148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01">
            <text:p>101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61">
            <text:p>161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1980">
            <text:p>198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1900">
            <text:p>190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2450">
            <text:p>24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3256">
            <text:p>3256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f:=[.B6]*16" office:value-type="float" office:value="1616">
            <text:p>1616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2576">
            <text:p>2576</text:p>
          </table:table-cell>
          <table:table-cell table:number-columns-repeated="8"/>
        </table:table-row>
      </table:table>
      <table:table table:name="Consuntivo" table:style-name="ta1" table:print="false">
        <table:table-column table:style-name="co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RR-RPP Cons.</text:p>
          </table:table-cell>
          <table:table-cell/>
          <table:table-cell table:style-name="Default"/>
          <table:table-cell table:style-name="ce2" office:value-type="string">
            <text:p>RR-RPP</text:p>
          </table:table-cell>
          <table:table-cell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8">
            <text:p>18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>
            <draw:frame table:end-cell-address="Consuntivo.M20" table:end-x="0.1283in" table:end-y="0.0378in" draw:z-index="0" draw:style-name="gr1" svg:width="5.6898in" svg:height="3.0756in" svg:x="0.6618in" svg:y="0.1004in">
              <draw:object draw:notify-on-update-of-ranges="Consuntivo.A11:Consuntivo.A16 Consuntivo.B11:Consuntivo.B16 Consuntivo.E11:Consuntivo.E1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4">
            <text:p>44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86">
            <text:p>86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39">
            <text:p>39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8">
            <text:p>28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Responsabile</text:p>
          </table:table-cell>
          <table:table-cell table:formula="of:=[.B2]*30" office:value-type="float" office:value="540">
            <text:p>540</text:p>
          </table:table-cell>
          <table:table-cell/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string">
            <text:p>Amministratore</text:p>
          </table:table-cell>
          <table:table-cell table:formula="of:=[.B3]*20" office:value-type="float" office:value="880">
            <text:p>880</text:p>
          </table:table-cell>
          <table:table-cell/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formula="of:=[.B4]*25" office:value-type="float" office:value="2150">
            <text:p>2150</text:p>
          </table:table-cell>
          <table:table-cell/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formula="of:=[.B5]*22" office:value-type="float" office:value="858">
            <text:p>858</text:p>
          </table:table-cell>
          <table:table-cell/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formula="of:=[.B7]*16" office:value-type="float" office:value="448">
            <text:p>448</text:p>
          </table:table-cell>
          <table:table-cell/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>
            <draw:frame table:end-cell-address="Consuntivo.F34" table:end-x="0.2571in" table:end-y="0.1748in" draw:z-index="1" draw:style-name="gr1" svg:width="4.4551in" svg:height="2.7484in" svg:x="0.7705in" svg:y="0.0413in">
              <draw:object draw:notify-on-update-of-ranges="Consuntivo.A2:Consuntivo.A7 Consuntivo.B2:Consuntivo.B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RR-RPP" table:style-name="ta1" table:print="false">
        <table:table-column table:style-name="co2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RR-RPP</text:p>
          </table:table-cell>
          <table:table-cell>
            <draw:frame table:end-cell-address="'RR-RPP'.I15" table:end-x="0.7606in" table:end-y="0.1705in" draw:z-index="1" draw:style-name="gr1" svg:width="5.7886in" svg:height="2.5185in" svg:x="0.3063in" svg:y="0.0925in">
              <draw:object draw:notify-on-update-of-ranges="'RR-RPP'.A11:'RR-RPP'.A16 'RR-RPP'.B11:'RR-RPP'.B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'RR-RPP'.N17" table:end-x="0.0087in" table:end-y="0.065in" draw:z-index="0" draw:style-name="gr1" svg:width="3.1492in" svg:height="2.7472in" svg:x="0.4154in" svg:y="0.1071in">
              <draw:object draw:notify-on-update-of-ranges="'RR-RPP'.A11:'RR-RPP'.A16 'RR-RPP'.B11:'RR-RPP'.B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3">03/03/2009</text:date>, <text:time>11:4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urizio Rizzo</meta:initial-creator>
    <meta:creation-date>2009-02-15T16:20:22</meta:creation-date>
    <dc:date>2009-03-03T11:47:28</dc:date>
    <dc:creator>Maurizio Rizzo</dc:creator>
    <meta:editing-duration>PT02H50M39S</meta:editing-duration>
    <meta:editing-cycles>13</meta:editing-cycles>
    <meta:generator>OpenOffice.org/3.0$Linux OpenOffice.org_project/300m15$Build-9379</meta:generator>
    <meta:document-statistic meta:table-count="5" meta:cell-count="180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draw:stroke-dash="Ultrafine_20_Dashed" draw:fill-color="#004586" draw:opacity="100%" draw:opacity-name="" dr3d:edge-rounding="0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355cm" svg:height="6.979cm" chart:class="chart:bar" chart:style-name="ch1">
        <chart:plot-area chart:style-name="ch2" table:cell-range-address="Totale.A11:Totale.B16" chart:data-source-has-labels="column" svg:x="0.287cm" svg:y="0.796cm" svg:width="13.78cm" svg:height="6.0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Totale.A11:Totale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Totale.B11:Totale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Totale.A11:Totale.A16">Responsabile</text:p>
              </table:table-cell>
              <table:table-cell office:value-type="float" office:value="1980">
                <text:p text:id="Totale.B11:Totale.B16"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76">
                <text:p>2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17cm" svg:height="6.982cm" chart:class="chart:ring" chart:style-name="ch1">
        <chart:legend chart:legend-position="end" svg:x="8.367cm" svg:y="2.291cm" chart:style-name="ch2"/>
        <chart:plot-area chart:style-name="ch3" table:cell-range-address="Consuntivo.A2:Consuntivo.B7" chart:data-source-has-labels="column" svg:x="0.226cm" svg:y="0.163cm" svg:width="7.458cm" svg:height="6.56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.A2:Consuntivo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.B2:Consuntivo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Consuntivo.A2:Consuntivo.A7">Responsabile</text:p>
              </table:table-cell>
              <table:table-cell office:value-type="float" office:value="18">
                <text:p text:id="Consuntivo.B2:Consuntivo.B7"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9.05272197723389pt" style:font-size-asian="9.05272197723389pt" style:font-size-complex="9.05272197723389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91cm" svg:height="7.92cm" chart:class="chart:ring" chart:style-name="ch1">
        <chart:legend chart:legend-position="end" svg:x="7.962cm" svg:y="2.075cm" chart:style-name="ch2"/>
        <chart:plot-area chart:style-name="ch3" table:cell-range-address="Totale.A11:Totale.B16" chart:data-source-has-labels="column" svg:x="0.226cm" svg:y="0.796cm" svg:width="7.506cm" svg:height="6.699cm" dr3d:transform="matrix (1 0 0 0 0.642787609686539 -0.766044443118978 0 0.766044443118978 0.642787609686539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00000000000001 0.486695745207167 0.69507355840748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A11:Totale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otale.B11:Totale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Totale.A11:Totale.A16">Responsabile</text:p>
              </table:table-cell>
              <table:table-cell office:value-type="float" office:value="1980">
                <text:p text:id="Totale.B11:Totale.B16"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76">
                <text:p>25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svg:stroke-color="#000000" draw:fill-color="#004586" dr3d:edge-rounding="0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704cm" svg:height="6.398cm" chart:class="chart:bar" chart:style-name="ch1">
        <chart:plot-area chart:style-name="ch2" table:cell-range-address="'RR-RPP'.A11:'RR-RPP'.B16" chart:data-source-has-labels="column" svg:x="0.293cm" svg:y="0.774cm" svg:width="14.116cm" svg:height="5.49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'RR-RPP'.A11:'RR-RPP'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'RR-RPP'.B11:'RR-RPP'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R-RPP'.A11:'RR-RPP'.A16">Responsabile</text:p>
              </table:table-cell>
              <table:table-cell office:value-type="float" office:value="750">
                <text:p text:id="'RR-RPP'.B11:'RR-RPP'.B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7599983215332pt" style:font-size-asian="7.97599983215332pt" style:font-size-complex="7.97599983215332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979cm" chart:class="chart:ring" chart:style-name="ch1">
        <chart:legend chart:legend-position="end" svg:x="5.591cm" svg:y="1.828cm" chart:style-name="ch2"/>
        <chart:plot-area chart:style-name="ch3" table:cell-range-address="'RR-RPP'.A11:'RR-RPP'.B16" chart:data-source-has-labels="column" svg:x="0.16cm" svg:y="0.796cm" svg:width="5.272cm" svg:height="5.9cm" dr3d:transform="matrix (1 0 0 0 0.707106781186547 -0.707106781186548 0 0.707106781186548 0.70710678118654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424264068711929 0.734846922834953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R-RPP'.A11:'RR-RPP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R-RPP'.B11:'RR-RPP'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R-RPP'.A11:'RR-RPP'.A16">Responsabile</text:p>
              </table:table-cell>
              <table:table-cell office:value-type="float" office:value="750">
                <text:p text:id="'RR-RPP'.B11:'RR-RPP'.B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solid" draw:fill-color="#004586" dr3d:edge-rounding="0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076cm" svg:height="6.983cm" chart:class="chart:bar" chart:style-name="ch1">
        <chart:title svg:x="7.034cm" svg:y="0.143cm" chart:style-name="ch2">
          <text:p>RPP-RQ Costi</text:p>
        </chart:title>
        <chart:plot-area chart:style-name="ch3" table:cell-range-address="'RPP-RQ'.A11:'RPP-RQ'.B16" chart:data-source-has-labels="column" svg:x="0.28cm" svg:y="0.796cm" svg:width="13.513cm" svg:height="6.04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RPP-RQ'.B11:'RPP-RQ'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PP-RQ'.A11:'RPP-RQ'.A16">Responsabile</text:p>
              </table:table-cell>
              <table:table-cell office:value-type="float" office:value="990">
                <text:p text:id="'RPP-RQ'.B11:'RPP-RQ'.B16"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664cm" svg:height="6.983cm" chart:class="chart:ring" chart:style-name="ch1">
        <chart:legend chart:legend-position="end" svg:x="7.452cm" svg:y="1.826cm" chart:style-name="ch2"/>
        <chart:plot-area chart:style-name="ch3" table:cell-range-address="'RPP-RQ'.A11:'RPP-RQ'.B16" chart:data-source-has-labels="column" svg:x="0.209cm" svg:y="0.796cm" svg:width="7.027cm" svg:height="5.907cm" dr3d:transform="matrix (1 0 0 0 0.629320391049837 -0.777145961456971 0 0.777145961456971 0.62932039104983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498752325332944 0.68647368338122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PP-RQ'.B11:'RPP-RQ'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'RPP-RQ'.A11:'RPP-RQ'.A16">Responsabile</text:p>
              </table:table-cell>
              <table:table-cell office:value-type="float" office:value="990">
                <text:p text:id="'RPP-RQ'.B11:'RPP-RQ'.B16"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draw:fill-color="#004586" dr3d:edge-rounding="0%"/>
      <style:text-properties fo:color="#23ff23" fo:font-size="10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176cm" svg:height="7.008cm" chart:class="chart:bar" chart:style-name="ch1">
        <chart:plot-area chart:style-name="ch2" table:cell-range-address="RQRA.C12:RQRA.D17" chart:data-source-has-labels="column" svg:x="1.909cm" svg:y="0.268cm" svg:width="9.829cm" svg:height="6.58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RQRA.C12:RQRA.C1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RQRA.D12:RQRA.D17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RQRA.C12:RQRA.C17">Responsabile</text:p>
              </table:table-cell>
              <table:table-cell office:value-type="float" office:value="240">
                <text:p text:id="RQRA.D12:RQRA.D17"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9pt" fo:font-weight="bold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42cm" svg:height="6.983cm" chart:class="chart:ring" chart:style-name="ch1">
        <chart:legend chart:legend-position="end" svg:x="8.393cm" svg:y="2.293cm" chart:style-name="ch2"/>
        <chart:plot-area chart:style-name="ch3" table:cell-range-address="RQRA.C3:RQRA.D8" chart:data-source-has-labels="column" svg:x="0.226cm" svg:y="0.165cm" svg:width="7.475cm" svg:height="6.563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RQRA.C3:RQRA.C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QRA.D3:RQRA.D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RQRA.C3:RQRA.C8">Responsabile</text:p>
              </table:table-cell>
              <table:table-cell office:value-type="float" office:value="8">
                <text:p text:id="RQRA.D3:RQRA.D8">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5922393798828pt" style:font-size-asian="12.5922393798828pt" style:font-size-complex="12.5922393798828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53cm" svg:height="7.813cm" chart:class="chart:bar" chart:style-name="ch1">
        <chart:title svg:x="9.426cm" svg:y="0.16cm" chart:style-name="ch2">
          <text:p>Consuntivo/Preventivo</text:p>
        </chart:title>
        <chart:plot-area chart:style-name="ch3" table:cell-range-address="Consuntivo.A11:Consuntivo.B16 Consuntivo.E11:Consuntivo.E16" chart:data-source-has-labels="column" svg:x="0.412cm" svg:y="0.763cm" svg:width="11.612cm" svg:height="6.6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.A11:Consuntivo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Consuntivo.B11:Consuntivo.B16" chart:class="chart:bar">
            <chart:data-point chart:repeated="2"/>
            <chart:data-point chart:style-name="ch8"/>
            <chart:data-point chart:repeated="3"/>
          </chart:series>
          <chart:series chart:style-name="ch9" chart:values-cell-range-address="Consuntivo.E11:Consuntivo.E16" chart:class="chart:bar"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 text:id="Consuntivo.A11:Consuntivo.A16">Responsabile</text:p>
              </table:table-cell>
              <table:table-cell office:value-type="float" office:value="540">
                <text:p text:id="Consuntivo.B11:Consuntivo.B16">540</text:p>
              </table:table-cell>
              <table:table-cell office:value-type="float" office:value="750">
                <text:p text:id="Consuntivo.E11:Consuntivo.E16"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80">
                <text:p>8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150">
                <text:p>215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58">
                <text:p>85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48">
                <text:p>448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